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76.3628"/>
          <table:table-cell office:value-type="float" office:value="72.549"/>
          <table:table-cell office:value-type="float" office:value="70.23"/>
          <table:table-cell office:value-type="float" office:value="0.0"/>
          <table:table-cell office:value-type="float" office:value="0.0"/>
          <table:table-cell office:value-type="float" office:value="444.0"/>
          <table:table-cell office:value-type="float" office:value="153997.0"/>
          <table:table-cell office:value-type="float" office:value="700.0"/>
          <table:table-cell office:value-type="float" office:value="334678.0"/>
          <table:table-cell office:value-type="float" office:value="1318848.0"/>
          <table:table-cell office:value-type="float" office:value="2502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4.997"/>
          <table:table-cell office:value-type="float" office:value="81.107"/>
          <table:table-cell office:value-type="float" office:value="78.7"/>
          <table:table-cell office:value-type="float" office:value="1.0"/>
          <table:table-cell office:value-type="float" office:value="0.0"/>
          <table:table-cell office:value-type="float" office:value="313.0"/>
          <table:table-cell office:value-type="float" office:value="113108.0"/>
          <table:table-cell office:value-type="float" office:value="700.0"/>
          <table:table-cell office:value-type="float" office:value="334678.0"/>
          <table:table-cell office:value-type="float" office:value="1318848.0"/>
          <table:table-cell office:value-type="float" office:value="2502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0666"/>
          <table:table-cell office:value-type="float" office:value="2.117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2.0"/>
          <table:table-cell office:value-type="float" office:value="700.0"/>
          <table:table-cell office:value-type="float" office:value="336006.0"/>
          <table:table-cell office:value-type="float" office:value="1324094.0"/>
          <table:table-cell office:value-type="float" office:value="2520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137.534"/>
          <table:table-cell office:value-type="float" office:value="133.696"/>
          <table:table-cell office:value-type="float" office:value="131.4"/>
          <table:table-cell office:value-type="float" office:value="0.0"/>
          <table:table-cell office:value-type="float" office:value="0.0"/>
          <table:table-cell office:value-type="float" office:value="679.0"/>
          <table:table-cell office:value-type="float" office:value="274467.0"/>
          <table:table-cell office:value-type="float" office:value="700.0"/>
          <table:table-cell office:value-type="float" office:value="334678.0"/>
          <table:table-cell office:value-type="float" office:value="1318849.0"/>
          <table:table-cell office:value-type="float" office:value="2502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4.2333"/>
          <table:table-cell office:value-type="float" office:value="50.39"/>
          <table:table-cell office:value-type="float" office:value="48.07"/>
          <table:table-cell office:value-type="float" office:value="1.0"/>
          <table:table-cell office:value-type="float" office:value="0.0"/>
          <table:table-cell office:value-type="float" office:value="219.0"/>
          <table:table-cell office:value-type="float" office:value="73915.0"/>
          <table:table-cell office:value-type="float" office:value="700.0"/>
          <table:table-cell office:value-type="float" office:value="334678.0"/>
          <table:table-cell office:value-type="float" office:value="1318849.0"/>
          <table:table-cell office:value-type="float" office:value="2502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48568"/>
          <table:table-cell office:value-type="float" office:value="2.776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2.0"/>
          <table:table-cell office:value-type="float" office:value="700.0"/>
          <table:table-cell office:value-type="float" office:value="336006.0"/>
          <table:table-cell office:value-type="float" office:value="1324095.0"/>
          <table:table-cell office:value-type="float" office:value="25207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137.835"/>
          <table:table-cell office:value-type="float" office:value="134.009"/>
          <table:table-cell office:value-type="float" office:value="131.78"/>
          <table:table-cell office:value-type="float" office:value="0.0"/>
          <table:table-cell office:value-type="float" office:value="0.0"/>
          <table:table-cell office:value-type="float" office:value="746.0"/>
          <table:table-cell office:value-type="float" office:value="314197.0"/>
          <table:table-cell office:value-type="float" office:value="700.0"/>
          <table:table-cell office:value-type="float" office:value="334678.0"/>
          <table:table-cell office:value-type="float" office:value="1318848.0"/>
          <table:table-cell office:value-type="float" office:value="2502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8.706"/>
          <table:table-cell office:value-type="float" office:value="104.725"/>
          <table:table-cell office:value-type="float" office:value="102.41"/>
          <table:table-cell office:value-type="float" office:value="1.0"/>
          <table:table-cell office:value-type="float" office:value="0.0"/>
          <table:table-cell office:value-type="float" office:value="456.0"/>
          <table:table-cell office:value-type="float" office:value="163159.0"/>
          <table:table-cell office:value-type="float" office:value="700.0"/>
          <table:table-cell office:value-type="float" office:value="334678.0"/>
          <table:table-cell office:value-type="float" office:value="1318848.0"/>
          <table:table-cell office:value-type="float" office:value="2502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5002"/>
          <table:table-cell office:value-type="float" office:value="4.243"/>
          <table:table-cell office:value-type="float" office:value="1.68"/>
          <table:table-cell office:value-type="float" office:value="1.0"/>
          <table:table-cell office:value-type="float" office:value="0.0"/>
          <table:table-cell office:value-type="float" office:value="17.0"/>
          <table:table-cell office:value-type="float" office:value="3265.0"/>
          <table:table-cell office:value-type="float" office:value="700.0"/>
          <table:table-cell office:value-type="float" office:value="336006.0"/>
          <table:table-cell office:value-type="float" office:value="1324094.0"/>
          <table:table-cell office:value-type="float" office:value="2520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53.1789"/>
          <table:table-cell office:value-type="float" office:value="49.348"/>
          <table:table-cell office:value-type="float" office:value="47.11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97045.0"/>
          <table:table-cell office:value-type="float" office:value="700.0"/>
          <table:table-cell office:value-type="float" office:value="334678.0"/>
          <table:table-cell office:value-type="float" office:value="1318848.0"/>
          <table:table-cell office:value-type="float" office:value="2502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4.241"/>
          <table:table-cell office:value-type="float" office:value="290.426"/>
          <table:table-cell office:value-type="float" office:value="288.07"/>
          <table:table-cell office:value-type="float" office:value="0.0"/>
          <table:table-cell office:value-type="float" office:value="0.0"/>
          <table:table-cell office:value-type="float" office:value="1222.0"/>
          <table:table-cell office:value-type="float" office:value="518540.0"/>
          <table:table-cell office:value-type="float" office:value="700.0"/>
          <table:table-cell office:value-type="float" office:value="334678.0"/>
          <table:table-cell office:value-type="float" office:value="1318848.0"/>
          <table:table-cell office:value-type="float" office:value="2513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6489"/>
          <table:table-cell office:value-type="float" office:value="7.874"/>
          <table:table-cell office:value-type="float" office:value="5.32"/>
          <table:table-cell office:value-type="float" office:value="1.0"/>
          <table:table-cell office:value-type="float" office:value="0.0"/>
          <table:table-cell office:value-type="float" office:value="40.0"/>
          <table:table-cell office:value-type="float" office:value="10942.0"/>
          <table:table-cell office:value-type="float" office:value="700.0"/>
          <table:table-cell office:value-type="float" office:value="336006.0"/>
          <table:table-cell office:value-type="float" office:value="1324094.0"/>
          <table:table-cell office:value-type="float" office:value="25209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759.055"/>
          <table:table-cell office:value-type="float" office:value="755.225"/>
          <table:table-cell office:value-type="float" office:value="752.97"/>
          <table:table-cell office:value-type="float" office:value="0.0"/>
          <table:table-cell office:value-type="float" office:value="0.0"/>
          <table:table-cell office:value-type="float" office:value="3322.0"/>
          <table:table-cell office:value-type="float" office:value="1540622.0"/>
          <table:table-cell office:value-type="float" office:value="700.0"/>
          <table:table-cell office:value-type="float" office:value="334678.0"/>
          <table:table-cell office:value-type="float" office:value="1318849.0"/>
          <table:table-cell office:value-type="float" office:value="3007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2.738"/>
          <table:table-cell office:value-type="float" office:value="148.806"/>
          <table:table-cell office:value-type="float" office:value="146.53"/>
          <table:table-cell office:value-type="float" office:value="1.0"/>
          <table:table-cell office:value-type="float" office:value="0.0"/>
          <table:table-cell office:value-type="float" office:value="573.0"/>
          <table:table-cell office:value-type="float" office:value="238227.0"/>
          <table:table-cell office:value-type="float" office:value="700.0"/>
          <table:table-cell office:value-type="float" office:value="334678.0"/>
          <table:table-cell office:value-type="float" office:value="1318849.0"/>
          <table:table-cell office:value-type="float" office:value="2502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.1703"/>
          <table:table-cell office:value-type="float" office:value="13.485"/>
          <table:table-cell office:value-type="float" office:value="10.87"/>
          <table:table-cell office:value-type="float" office:value="0.0"/>
          <table:table-cell office:value-type="float" office:value="0.0"/>
          <table:table-cell office:value-type="float" office:value="104.0"/>
          <table:table-cell office:value-type="float" office:value="26572.0"/>
          <table:table-cell office:value-type="float" office:value="700.0"/>
          <table:table-cell office:value-type="float" office:value="336006.0"/>
          <table:table-cell office:value-type="float" office:value="1324095.0"/>
          <table:table-cell office:value-type="float" office:value="25208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81.3455"/>
          <table:table-cell office:value-type="float" office:value="77.562"/>
          <table:table-cell office:value-type="float" office:value="74.98"/>
          <table:table-cell office:value-type="float" office:value="0.0"/>
          <table:table-cell office:value-type="float" office:value="0.0"/>
          <table:table-cell office:value-type="float" office:value="412.0"/>
          <table:table-cell office:value-type="float" office:value="147112.0"/>
          <table:table-cell office:value-type="float" office:value="700.0"/>
          <table:table-cell office:value-type="float" office:value="387760.0"/>
          <table:table-cell office:value-type="float" office:value="1526818.0"/>
          <table:table-cell office:value-type="float" office:value="2755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.5217"/>
          <table:table-cell office:value-type="float" office:value="24.798"/>
          <table:table-cell office:value-type="float" office:value="22.23"/>
          <table:table-cell office:value-type="float" office:value="0.0"/>
          <table:table-cell office:value-type="float" office:value="0.0"/>
          <table:table-cell office:value-type="float" office:value="204.0"/>
          <table:table-cell office:value-type="float" office:value="61443.0"/>
          <table:table-cell office:value-type="float" office:value="700.0"/>
          <table:table-cell office:value-type="float" office:value="387760.0"/>
          <table:table-cell office:value-type="float" office:value="1526818.0"/>
          <table:table-cell office:value-type="float" office:value="2756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80977"/>
          <table:table-cell office:value-type="float" office:value="2.848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700.0"/>
          <table:table-cell office:value-type="float" office:value="389088.0"/>
          <table:table-cell office:value-type="float" office:value="1532064.0"/>
          <table:table-cell office:value-type="float" office:value="2773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84.9165"/>
          <table:table-cell office:value-type="float" office:value="81.124"/>
          <table:table-cell office:value-type="float" office:value="78.55"/>
          <table:table-cell office:value-type="float" office:value="0.0"/>
          <table:table-cell office:value-type="float" office:value="0.0"/>
          <table:table-cell office:value-type="float" office:value="475.0"/>
          <table:table-cell office:value-type="float" office:value="169997.0"/>
          <table:table-cell office:value-type="float" office:value="700.0"/>
          <table:table-cell office:value-type="float" office:value="387760.0"/>
          <table:table-cell office:value-type="float" office:value="1526818.0"/>
          <table:table-cell office:value-type="float" office:value="2756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.276"/>
          <table:table-cell office:value-type="float" office:value="116.582"/>
          <table:table-cell office:value-type="float" office:value="114.04"/>
          <table:table-cell office:value-type="float" office:value="1.0"/>
          <table:table-cell office:value-type="float" office:value="0.0"/>
          <table:table-cell office:value-type="float" office:value="544.0"/>
          <table:table-cell office:value-type="float" office:value="218254.0"/>
          <table:table-cell office:value-type="float" office:value="700.0"/>
          <table:table-cell office:value-type="float" office:value="387760.0"/>
          <table:table-cell office:value-type="float" office:value="1526818.0"/>
          <table:table-cell office:value-type="float" office:value="2756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95282"/>
          <table:table-cell office:value-type="float" office:value="3.006"/>
          <table:table-cell office:value-type="float" office:value="0.3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49.0"/>
          <table:table-cell office:value-type="float" office:value="700.0"/>
          <table:table-cell office:value-type="float" office:value="389088.0"/>
          <table:table-cell office:value-type="float" office:value="1532064.0"/>
          <table:table-cell office:value-type="float" office:value="2773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152.632"/>
          <table:table-cell office:value-type="float" office:value="148.865"/>
          <table:table-cell office:value-type="float" office:value="146.16"/>
          <table:table-cell office:value-type="float" office:value="0.0"/>
          <table:table-cell office:value-type="float" office:value="0.0"/>
          <table:table-cell office:value-type="float" office:value="511.0"/>
          <table:table-cell office:value-type="float" office:value="232181.0"/>
          <table:table-cell office:value-type="float" office:value="700.0"/>
          <table:table-cell office:value-type="float" office:value="387760.0"/>
          <table:table-cell office:value-type="float" office:value="1526819.0"/>
          <table:table-cell office:value-type="float" office:value="2762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6.8422"/>
          <table:table-cell office:value-type="float" office:value="72.931"/>
          <table:table-cell office:value-type="float" office:value="70.19"/>
          <table:table-cell office:value-type="float" office:value="1.0"/>
          <table:table-cell office:value-type="float" office:value="0.0"/>
          <table:table-cell office:value-type="float" office:value="378.0"/>
          <table:table-cell office:value-type="float" office:value="123884.0"/>
          <table:table-cell office:value-type="float" office:value="700.0"/>
          <table:table-cell office:value-type="float" office:value="387760.0"/>
          <table:table-cell office:value-type="float" office:value="1526819.0"/>
          <table:table-cell office:value-type="float" office:value="2756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98804"/>
          <table:table-cell office:value-type="float" office:value="3.981"/>
          <table:table-cell office:value-type="float" office:value="1.17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2494.0"/>
          <table:table-cell office:value-type="float" office:value="700.0"/>
          <table:table-cell office:value-type="float" office:value="389088.0"/>
          <table:table-cell office:value-type="float" office:value="1532065.0"/>
          <table:table-cell office:value-type="float" office:value="2773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599.326"/>
          <table:table-cell office:value-type="float" office:value="595.531"/>
          <table:table-cell office:value-type="float" office:value="592.79"/>
          <table:table-cell office:value-type="float" office:value="0.0"/>
          <table:table-cell office:value-type="float" office:value="0.0"/>
          <table:table-cell office:value-type="float" office:value="2428.0"/>
          <table:table-cell office:value-type="float" office:value="1181399.0"/>
          <table:table-cell office:value-type="float" office:value="700.0"/>
          <table:table-cell office:value-type="float" office:value="387760.0"/>
          <table:table-cell office:value-type="float" office:value="1526820.0"/>
          <table:table-cell office:value-type="float" office:value="3124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1.26"/>
          <table:table-cell office:value-type="float" office:value="97.538"/>
          <table:table-cell office:value-type="float" office:value="94.98"/>
          <table:table-cell office:value-type="float" office:value="0.0"/>
          <table:table-cell office:value-type="float" office:value="0.0"/>
          <table:table-cell office:value-type="float" office:value="509.0"/>
          <table:table-cell office:value-type="float" office:value="199723.0"/>
          <table:table-cell office:value-type="float" office:value="700.0"/>
          <table:table-cell office:value-type="float" office:value="387760.0"/>
          <table:table-cell office:value-type="float" office:value="1526820.0"/>
          <table:table-cell office:value-type="float" office:value="2756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.3969"/>
          <table:table-cell office:value-type="float" office:value="6.438"/>
          <table:table-cell office:value-type="float" office:value="3.58"/>
          <table:table-cell office:value-type="float" office:value="1.0"/>
          <table:table-cell office:value-type="float" office:value="0.0"/>
          <table:table-cell office:value-type="float" office:value="40.0"/>
          <table:table-cell office:value-type="float" office:value="8563.0"/>
          <table:table-cell office:value-type="float" office:value="700.0"/>
          <table:table-cell office:value-type="float" office:value="389088.0"/>
          <table:table-cell office:value-type="float" office:value="1532066.0"/>
          <table:table-cell office:value-type="float" office:value="2773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128.61"/>
          <table:table-cell office:value-type="float" office:value="124.644"/>
          <table:table-cell office:value-type="float" office:value="122.11"/>
          <table:table-cell office:value-type="float" office:value="0.0"/>
          <table:table-cell office:value-type="float" office:value="0.0"/>
          <table:table-cell office:value-type="float" office:value="683.0"/>
          <table:table-cell office:value-type="float" office:value="262184.0"/>
          <table:table-cell office:value-type="float" office:value="700.0"/>
          <table:table-cell office:value-type="float" office:value="387760.0"/>
          <table:table-cell office:value-type="float" office:value="1526820.0"/>
          <table:table-cell office:value-type="float" office:value="2756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.9605"/>
          <table:table-cell office:value-type="float" office:value="47.198"/>
          <table:table-cell office:value-type="float" office:value="44.71"/>
          <table:table-cell office:value-type="float" office:value="0.0"/>
          <table:table-cell office:value-type="float" office:value="0.0"/>
          <table:table-cell office:value-type="float" office:value="357.0"/>
          <table:table-cell office:value-type="float" office:value="113004.0"/>
          <table:table-cell office:value-type="float" office:value="700.0"/>
          <table:table-cell office:value-type="float" office:value="387760.0"/>
          <table:table-cell office:value-type="float" office:value="1526820.0"/>
          <table:table-cell office:value-type="float" office:value="2756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37194"/>
          <table:table-cell office:value-type="float" office:value="3.361"/>
          <table:table-cell office:value-type="float" office:value="0.57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1611.0"/>
          <table:table-cell office:value-type="float" office:value="700.0"/>
          <table:table-cell office:value-type="float" office:value="389088.0"/>
          <table:table-cell office:value-type="float" office:value="1532066.0"/>
          <table:table-cell office:value-type="float" office:value="2773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29.0916"/>
          <table:table-cell office:value-type="float" office:value="26.202"/>
          <table:table-cell office:value-type="float" office:value="25.5"/>
          <table:table-cell office:value-type="float" office:value="0.0"/>
          <table:table-cell office:value-type="float" office:value="0.0"/>
          <table:table-cell office:value-type="float" office:value="255.0"/>
          <table:table-cell office:value-type="float" office:value="97334.0"/>
          <table:table-cell office:value-type="float" office:value="350.0"/>
          <table:table-cell office:value-type="float" office:value="109090.0"/>
          <table:table-cell office:value-type="float" office:value="423755.0"/>
          <table:table-cell office:value-type="float" office:value="1380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44.283"/>
          <table:table-cell office:value-type="float" office:value="241.399"/>
          <table:table-cell office:value-type="float" office:value="240.68"/>
          <table:table-cell office:value-type="float" office:value="0.0"/>
          <table:table-cell office:value-type="float" office:value="0.0"/>
          <table:table-cell office:value-type="float" office:value="2042.0"/>
          <table:table-cell office:value-type="float" office:value="840154.0"/>
          <table:table-cell office:value-type="float" office:value="350.0"/>
          <table:table-cell office:value-type="float" office:value="109090.0"/>
          <table:table-cell office:value-type="float" office:value="423755.0"/>
          <table:table-cell office:value-type="float" office:value="1557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13424"/>
          <table:table-cell office:value-type="float" office:value="1.72"/>
          <table:table-cell office:value-type="float" office:value="0.93"/>
          <table:table-cell office:value-type="float" office:value="1.0"/>
          <table:table-cell office:value-type="float" office:value="0.0"/>
          <table:table-cell office:value-type="float" office:value="20.0"/>
          <table:table-cell office:value-type="float" office:value="4107.0"/>
          <table:table-cell office:value-type="float" office:value="350.0"/>
          <table:table-cell office:value-type="float" office:value="109728.0"/>
          <table:table-cell office:value-type="float" office:value="426287.0"/>
          <table:table-cell office:value-type="float" office:value="1389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56.9558"/>
          <table:table-cell office:value-type="float" office:value="54.09"/>
          <table:table-cell office:value-type="float" office:value="53.39"/>
          <table:table-cell office:value-type="float" office:value="0.0"/>
          <table:table-cell office:value-type="float" office:value="0.0"/>
          <table:table-cell office:value-type="float" office:value="475.0"/>
          <table:table-cell office:value-type="float" office:value="159357.0"/>
          <table:table-cell office:value-type="float" office:value="350.0"/>
          <table:table-cell office:value-type="float" office:value="109090.0"/>
          <table:table-cell office:value-type="float" office:value="423755.0"/>
          <table:table-cell office:value-type="float" office:value="1454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38511"/>
          <table:table-cell office:value-type="float" office:value="4.483"/>
          <table:table-cell office:value-type="float" office:value="3.68"/>
          <table:table-cell office:value-type="float" office:value="1.0"/>
          <table:table-cell office:value-type="float" office:value="0.0"/>
          <table:table-cell office:value-type="float" office:value="60.0"/>
          <table:table-cell office:value-type="float" office:value="14887.0"/>
          <table:table-cell office:value-type="float" office:value="350.0"/>
          <table:table-cell office:value-type="float" office:value="109090.0"/>
          <table:table-cell office:value-type="float" office:value="423755.0"/>
          <table:table-cell office:value-type="float" office:value="1380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31847"/>
          <table:table-cell office:value-type="float" office:value="0.855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71.0"/>
          <table:table-cell office:value-type="float" office:value="350.0"/>
          <table:table-cell office:value-type="float" office:value="109728.0"/>
          <table:table-cell office:value-type="float" office:value="426287.0"/>
          <table:table-cell office:value-type="float" office:value="1389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45.9343"/>
          <table:table-cell office:value-type="float" office:value="43.044"/>
          <table:table-cell office:value-type="float" office:value="42.36"/>
          <table:table-cell office:value-type="float" office:value="0.0"/>
          <table:table-cell office:value-type="float" office:value="0.0"/>
          <table:table-cell office:value-type="float" office:value="412.0"/>
          <table:table-cell office:value-type="float" office:value="149405.0"/>
          <table:table-cell office:value-type="float" office:value="350.0"/>
          <table:table-cell office:value-type="float" office:value="109090.0"/>
          <table:table-cell office:value-type="float" office:value="423755.0"/>
          <table:table-cell office:value-type="float" office:value="1475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.9627"/>
          <table:table-cell office:value-type="float" office:value="9.019"/>
          <table:table-cell office:value-type="float" office:value="8.19"/>
          <table:table-cell office:value-type="float" office:value="1.0"/>
          <table:table-cell office:value-type="float" office:value="0.0"/>
          <table:table-cell office:value-type="float" office:value="125.0"/>
          <table:table-cell office:value-type="float" office:value="34747.0"/>
          <table:table-cell office:value-type="float" office:value="350.0"/>
          <table:table-cell office:value-type="float" office:value="109090.0"/>
          <table:table-cell office:value-type="float" office:value="423755.0"/>
          <table:table-cell office:value-type="float" office:value="1380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30867"/>
          <table:table-cell office:value-type="float" office:value="0.802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50.0"/>
          <table:table-cell office:value-type="float" office:value="109728.0"/>
          <table:table-cell office:value-type="float" office:value="426287.0"/>
          <table:table-cell office:value-type="float" office:value="13657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51.2969"/>
          <table:table-cell office:value-type="float" office:value="48.441"/>
          <table:table-cell office:value-type="float" office:value="47.73"/>
          <table:table-cell office:value-type="float" office:value="0.0"/>
          <table:table-cell office:value-type="float" office:value="0.0"/>
          <table:table-cell office:value-type="float" office:value="463.0"/>
          <table:table-cell office:value-type="float" office:value="167589.0"/>
          <table:table-cell office:value-type="float" office:value="350.0"/>
          <table:table-cell office:value-type="float" office:value="109090.0"/>
          <table:table-cell office:value-type="float" office:value="423755.0"/>
          <table:table-cell office:value-type="float" office:value="1410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2852"/>
          <table:table-cell office:value-type="float" office:value="11.49"/>
          <table:table-cell office:value-type="float" office:value="10.73"/>
          <table:table-cell office:value-type="float" office:value="1.0"/>
          <table:table-cell office:value-type="float" office:value="0.0"/>
          <table:table-cell office:value-type="float" office:value="143.0"/>
          <table:table-cell office:value-type="float" office:value="43347.0"/>
          <table:table-cell office:value-type="float" office:value="350.0"/>
          <table:table-cell office:value-type="float" office:value="109090.0"/>
          <table:table-cell office:value-type="float" office:value="423755.0"/>
          <table:table-cell office:value-type="float" office:value="1380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25452"/>
          <table:table-cell office:value-type="float" office:value="0.844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0.0"/>
          <table:table-cell office:value-type="float" office:value="109728.0"/>
          <table:table-cell office:value-type="float" office:value="426287.0"/>
          <table:table-cell office:value-type="float" office:value="1389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5.3357"/>
          <table:table-cell office:value-type="float" office:value="12.069"/>
          <table:table-cell office:value-type="float" office:value="11.35"/>
          <table:table-cell office:value-type="float" office:value="0.0"/>
          <table:table-cell office:value-type="float" office:value="0.0"/>
          <table:table-cell office:value-type="float" office:value="155.0"/>
          <table:table-cell office:value-type="float" office:value="47901.0"/>
          <table:table-cell office:value-type="float" office:value="350.0"/>
          <table:table-cell office:value-type="float" office:value="109090.0"/>
          <table:table-cell office:value-type="float" office:value="423755.0"/>
          <table:table-cell office:value-type="float" office:value="1380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.7423"/>
          <table:table-cell office:value-type="float" office:value="29.663"/>
          <table:table-cell office:value-type="float" office:value="28.75"/>
          <table:table-cell office:value-type="float" office:value="1.0"/>
          <table:table-cell office:value-type="float" office:value="0.0"/>
          <table:table-cell office:value-type="float" office:value="332.0"/>
          <table:table-cell office:value-type="float" office:value="120581.0"/>
          <table:table-cell office:value-type="float" office:value="350.0"/>
          <table:table-cell office:value-type="float" office:value="109090.0"/>
          <table:table-cell office:value-type="float" office:value="423755.0"/>
          <table:table-cell office:value-type="float" office:value="1388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33613"/>
          <table:table-cell office:value-type="float" office:value="0.829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350.0"/>
          <table:table-cell office:value-type="float" office:value="109728.0"/>
          <table:table-cell office:value-type="float" office:value="426287.0"/>
          <table:table-cell office:value-type="float" office:value="1370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342.441"/>
          <table:table-cell office:value-type="float" office:value="338.044"/>
          <table:table-cell office:value-type="float" office:value="334.42"/>
          <table:table-cell office:value-type="float" office:value="0.0"/>
          <table:table-cell office:value-type="float" office:value="0.0"/>
          <table:table-cell office:value-type="float" office:value="1021.0"/>
          <table:table-cell office:value-type="float" office:value="424104.0"/>
          <table:table-cell office:value-type="float" office:value="700.0"/>
          <table:table-cell office:value-type="float" office:value="306340.0"/>
          <table:table-cell office:value-type="float" office:value="1207501.0"/>
          <table:table-cell office:value-type="float" office:value="2423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.3834"/>
          <table:table-cell office:value-type="float" office:value="36.534"/>
          <table:table-cell office:value-type="float" office:value="34.43"/>
          <table:table-cell office:value-type="float" office:value="0.0"/>
          <table:table-cell office:value-type="float" office:value="0.0"/>
          <table:table-cell office:value-type="float" office:value="299.0"/>
          <table:table-cell office:value-type="float" office:value="111045.0"/>
          <table:table-cell office:value-type="float" office:value="700.0"/>
          <table:table-cell office:value-type="float" office:value="306340.0"/>
          <table:table-cell office:value-type="float" office:value="1207501.0"/>
          <table:table-cell office:value-type="float" office:value="2343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9827"/>
          <table:table-cell office:value-type="float" office:value="9.67"/>
          <table:table-cell office:value-type="float" office:value="7.61"/>
          <table:table-cell office:value-type="float" office:value="1.0"/>
          <table:table-cell office:value-type="float" office:value="0.0"/>
          <table:table-cell office:value-type="float" office:value="62.0"/>
          <table:table-cell office:value-type="float" office:value="19204.0"/>
          <table:table-cell office:value-type="float" office:value="700.0"/>
          <table:table-cell office:value-type="float" office:value="307668.0"/>
          <table:table-cell office:value-type="float" office:value="1212747.0"/>
          <table:table-cell office:value-type="float" office:value="23473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58.8024"/>
          <table:table-cell office:value-type="float" office:value="54.949"/>
          <table:table-cell office:value-type="float" office:value="52.95"/>
          <table:table-cell office:value-type="float" office:value="0.0"/>
          <table:table-cell office:value-type="float" office:value="0.0"/>
          <table:table-cell office:value-type="float" office:value="369.0"/>
          <table:table-cell office:value-type="float" office:value="133203.0"/>
          <table:table-cell office:value-type="float" office:value="700.0"/>
          <table:table-cell office:value-type="float" office:value="306340.0"/>
          <table:table-cell office:value-type="float" office:value="1207500.0"/>
          <table:table-cell office:value-type="float" office:value="2362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1.6716"/>
          <table:table-cell office:value-type="float" office:value="38.005"/>
          <table:table-cell office:value-type="float" office:value="36.13"/>
          <table:table-cell office:value-type="float" office:value="0.0"/>
          <table:table-cell office:value-type="float" office:value="0.0"/>
          <table:table-cell office:value-type="float" office:value="318.0"/>
          <table:table-cell office:value-type="float" office:value="116125.0"/>
          <table:table-cell office:value-type="float" office:value="700.0"/>
          <table:table-cell office:value-type="float" office:value="306340.0"/>
          <table:table-cell office:value-type="float" office:value="1207500.0"/>
          <table:table-cell office:value-type="float" office:value="2351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98737"/>
          <table:table-cell office:value-type="float" office:value="2.075"/>
          <table:table-cell office:value-type="float" office:value="0.19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60.0"/>
          <table:table-cell office:value-type="float" office:value="700.0"/>
          <table:table-cell office:value-type="float" office:value="307668.0"/>
          <table:table-cell office:value-type="float" office:value="1212746.0"/>
          <table:table-cell office:value-type="float" office:value="2337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102.405"/>
          <table:table-cell office:value-type="float" office:value="98.562"/>
          <table:table-cell office:value-type="float" office:value="96.55"/>
          <table:table-cell office:value-type="float" office:value="0.0"/>
          <table:table-cell office:value-type="float" office:value="0.0"/>
          <table:table-cell office:value-type="float" office:value="510.0"/>
          <table:table-cell office:value-type="float" office:value="211053.0"/>
          <table:table-cell office:value-type="float" office:value="700.0"/>
          <table:table-cell office:value-type="float" office:value="306340.0"/>
          <table:table-cell office:value-type="float" office:value="1207500.0"/>
          <table:table-cell office:value-type="float" office:value="2345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9.244"/>
          <table:table-cell office:value-type="float" office:value="155.626"/>
          <table:table-cell office:value-type="float" office:value="153.71"/>
          <table:table-cell office:value-type="float" office:value="1.0"/>
          <table:table-cell office:value-type="float" office:value="0.0"/>
          <table:table-cell office:value-type="float" office:value="849.0"/>
          <table:table-cell office:value-type="float" office:value="345364.0"/>
          <table:table-cell office:value-type="float" office:value="700.0"/>
          <table:table-cell office:value-type="float" office:value="306340.0"/>
          <table:table-cell office:value-type="float" office:value="1207500.0"/>
          <table:table-cell office:value-type="float" office:value="2420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47647"/>
          <table:table-cell office:value-type="float" office:value="3.195"/>
          <table:table-cell office:value-type="float" office:value="1.18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823.0"/>
          <table:table-cell office:value-type="float" office:value="700.0"/>
          <table:table-cell office:value-type="float" office:value="307668.0"/>
          <table:table-cell office:value-type="float" office:value="1212746.0"/>
          <table:table-cell office:value-type="float" office:value="2362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899.757"/>
          <table:table-cell office:value-type="float" office:value="895.969"/>
          <table:table-cell office:value-type="float" office:value="893.77"/>
          <table:table-cell office:value-type="float" office:value="0.0"/>
          <table:table-cell office:value-type="float" office:value="0.0"/>
          <table:table-cell office:value-type="float" office:value="4094.0"/>
          <table:table-cell office:value-type="float" office:value="2069080.0"/>
          <table:table-cell office:value-type="float" office:value="700.0"/>
          <table:table-cell office:value-type="float" office:value="306340.0"/>
          <table:table-cell office:value-type="float" office:value="1207500.0"/>
          <table:table-cell office:value-type="float" office:value="3000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1.197"/>
          <table:table-cell office:value-type="float" office:value="107.517"/>
          <table:table-cell office:value-type="float" office:value="105.68"/>
          <table:table-cell office:value-type="float" office:value="1.0"/>
          <table:table-cell office:value-type="float" office:value="0.0"/>
          <table:table-cell office:value-type="float" office:value="563.0"/>
          <table:table-cell office:value-type="float" office:value="223791.0"/>
          <table:table-cell office:value-type="float" office:value="700.0"/>
          <table:table-cell office:value-type="float" office:value="306340.0"/>
          <table:table-cell office:value-type="float" office:value="1207500.0"/>
          <table:table-cell office:value-type="float" office:value="2326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872"/>
          <table:table-cell office:value-type="float" office:value="5.139"/>
          <table:table-cell office:value-type="float" office:value="3.26"/>
          <table:table-cell office:value-type="float" office:value="1.0"/>
          <table:table-cell office:value-type="float" office:value="0.0"/>
          <table:table-cell office:value-type="float" office:value="38.0"/>
          <table:table-cell office:value-type="float" office:value="10183.0"/>
          <table:table-cell office:value-type="float" office:value="700.0"/>
          <table:table-cell office:value-type="float" office:value="307668.0"/>
          <table:table-cell office:value-type="float" office:value="1212746.0"/>
          <table:table-cell office:value-type="float" office:value="2371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61.5199"/>
          <table:table-cell office:value-type="float" office:value="57.613"/>
          <table:table-cell office:value-type="float" office:value="55.6"/>
          <table:table-cell office:value-type="float" office:value="0.0"/>
          <table:table-cell office:value-type="float" office:value="0.0"/>
          <table:table-cell office:value-type="float" office:value="381.0"/>
          <table:table-cell office:value-type="float" office:value="137048.0"/>
          <table:table-cell office:value-type="float" office:value="700.0"/>
          <table:table-cell office:value-type="float" office:value="306340.0"/>
          <table:table-cell office:value-type="float" office:value="1207502.0"/>
          <table:table-cell office:value-type="float" office:value="2323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0.645"/>
          <table:table-cell office:value-type="float" office:value="157.714"/>
          <table:table-cell office:value-type="float" office:value="155.69"/>
          <table:table-cell office:value-type="float" office:value="1.0"/>
          <table:table-cell office:value-type="float" office:value="0.0"/>
          <table:table-cell office:value-type="float" office:value="1020.0"/>
          <table:table-cell office:value-type="float" office:value="387395.0"/>
          <table:table-cell office:value-type="float" office:value="700.0"/>
          <table:table-cell office:value-type="float" office:value="306340.0"/>
          <table:table-cell office:value-type="float" office:value="1207502.0"/>
          <table:table-cell office:value-type="float" office:value="2375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.4516"/>
          <table:table-cell office:value-type="float" office:value="10.34"/>
          <table:table-cell office:value-type="float" office:value="8.28"/>
          <table:table-cell office:value-type="float" office:value="1.0"/>
          <table:table-cell office:value-type="float" office:value="0.0"/>
          <table:table-cell office:value-type="float" office:value="70.0"/>
          <table:table-cell office:value-type="float" office:value="22523.0"/>
          <table:table-cell office:value-type="float" office:value="700.0"/>
          <table:table-cell office:value-type="float" office:value="307668.0"/>
          <table:table-cell office:value-type="float" office:value="1212748.0"/>
          <table:table-cell office:value-type="float" office:value="2357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3.03147"/>
          <table:table-cell office:value-type="float" office:value="0.3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61.0"/>
          <table:table-cell office:value-type="float" office:value="140.0"/>
          <table:table-cell office:value-type="float" office:value="34362.0"/>
          <table:table-cell office:value-type="float" office:value="133700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99568"/>
          <table:table-cell office:value-type="float" office:value="0.42"/>
          <table:table-cell office:value-type="float" office:value="0.19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868.0"/>
          <table:table-cell office:value-type="float" office:value="140.0"/>
          <table:table-cell office:value-type="float" office:value="34362.0"/>
          <table:table-cell office:value-type="float" office:value="133700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72963"/>
          <table:table-cell office:value-type="float" office:value="0.23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0.0"/>
          <table:table-cell office:value-type="float" office:value="34616.0"/>
          <table:table-cell office:value-type="float" office:value="134709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4.22984"/>
          <table:table-cell office:value-type="float" office:value="1.366"/>
          <table:table-cell office:value-type="float" office:value="1.15"/>
          <table:table-cell office:value-type="float" office:value="1.0"/>
          <table:table-cell office:value-type="float" office:value="0.0"/>
          <table:table-cell office:value-type="float" office:value="33.0"/>
          <table:table-cell office:value-type="float" office:value="7406.0"/>
          <table:table-cell office:value-type="float" office:value="140.0"/>
          <table:table-cell office:value-type="float" office:value="34362.0"/>
          <table:table-cell office:value-type="float" office:value="133700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82538"/>
          <table:table-cell office:value-type="float" office:value="0.294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543.0"/>
          <table:table-cell office:value-type="float" office:value="140.0"/>
          <table:table-cell office:value-type="float" office:value="34362.0"/>
          <table:table-cell office:value-type="float" office:value="133700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83668"/>
          <table:table-cell office:value-type="float" office:value="0.25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0.0"/>
          <table:table-cell office:value-type="float" office:value="34616.0"/>
          <table:table-cell office:value-type="float" office:value="134709.0"/>
          <table:table-cell office:value-type="float" office:value="1230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2.86917"/>
          <table:table-cell office:value-type="float" office:value="0.259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82.0"/>
          <table:table-cell office:value-type="float" office:value="140.0"/>
          <table:table-cell office:value-type="float" office:value="34362.0"/>
          <table:table-cell office:value-type="float" office:value="133700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69165"/>
          <table:table-cell office:value-type="float" office:value="0.227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40.0"/>
          <table:table-cell office:value-type="float" office:value="34362.0"/>
          <table:table-cell office:value-type="float" office:value="133700.0"/>
          <table:table-cell office:value-type="float" office:value="1271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76636"/>
          <table:table-cell office:value-type="float" office:value="0.27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0.0"/>
          <table:table-cell office:value-type="float" office:value="34616.0"/>
          <table:table-cell office:value-type="float" office:value="134709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2.81503"/>
          <table:table-cell office:value-type="float" office:value="0.24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140.0"/>
          <table:table-cell office:value-type="float" office:value="34362.0"/>
          <table:table-cell office:value-type="float" office:value="133700.0"/>
          <table:table-cell office:value-type="float" office:value="1230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74139"/>
          <table:table-cell office:value-type="float" office:value="0.23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40.0"/>
          <table:table-cell office:value-type="float" office:value="34362.0"/>
          <table:table-cell office:value-type="float" office:value="133700.0"/>
          <table:table-cell office:value-type="float" office:value="1230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77406"/>
          <table:table-cell office:value-type="float" office:value="0.23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0.0"/>
          <table:table-cell office:value-type="float" office:value="34616.0"/>
          <table:table-cell office:value-type="float" office:value="134709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2.96326"/>
          <table:table-cell office:value-type="float" office:value="0.264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4.0"/>
          <table:table-cell office:value-type="float" office:value="140.0"/>
          <table:table-cell office:value-type="float" office:value="34362.0"/>
          <table:table-cell office:value-type="float" office:value="133700.0"/>
          <table:table-cell office:value-type="float" office:value="1230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89041"/>
          <table:table-cell office:value-type="float" office:value="0.398"/>
          <table:table-cell office:value-type="float" office:value="0.15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316.0"/>
          <table:table-cell office:value-type="float" office:value="140.0"/>
          <table:table-cell office:value-type="float" office:value="34362.0"/>
          <table:table-cell office:value-type="float" office:value="133700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73718"/>
          <table:table-cell office:value-type="float" office:value="0.22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0.0"/>
          <table:table-cell office:value-type="float" office:value="34616.0"/>
          <table:table-cell office:value-type="float" office:value="134709.0"/>
          <table:table-cell office:value-type="float" office:value="12934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